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25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ckbody" table:style-name="ta1">
        <office:forms form:automatic-focus="false" form:apply-design-mode="false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emperature on a Pyrometer</text:p>
          </table:table-cell>
          <table:table-cell table:style-name="ce1" office:value-type="string" calcext:value-type="string">
            <text:p>Error</text:p>
          </table:table-cell>
          <table:table-cell table:style-name="ce1"/>
          <table:table-cell table:style-name="ce1" office:value-type="string" calcext:value-type="string">
            <text:p>Temperature on thermocouple</text:p>
          </table:table-cell>
          <table:table-cell table:style-name="ce1" office:value-type="string" calcext:value-type="string">
            <text:p>Random Error </text:p>
          </table:table-cell>
          <table:table-cell table:style-name="ce1" office:value-type="string" calcext:value-type="string">
            <text:p>Delta temperature on a thermocouple</text:p>
          </table:table-cell>
          <table:table-cell table:style-name="ce1" office:value-type="string" calcext:value-type="string">
            <text:p>Random Error </text:p>
          </table:table-cell>
          <table:table-cell table:style-name="ce1" office:value-type="string" calcext:value-type="string">
            <text:p>Temperature in the room</text:p>
          </table:table-cell>
          <table:table-cell table:style-name="ce1" office:value-type="string" calcext:value-type="string">
            <text:p>Room Temperature error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Temperature error</text:p>
          </table:table-cell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7" office:value-type="float" office:value="998" calcext:value-type="float">
            <text:p>99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2.72" calcext:value-type="float">
            <text:p>42.72</text:p>
          </table:table-cell>
          <table:table-cell table:style-name="ce1" table:formula="of:=0.1" office:value-type="float" office:value="0.1" calcext:value-type="float">
            <text:p>0.1</text:p>
          </table:table-cell>
          <table:table-cell table:style-name="ce1" table:formula="of:=[.D2]/41*1000" office:value-type="float" office:value="1041.9512195122" calcext:value-type="float">
            <text:p>1041.9512195122</text:p>
          </table:table-cell>
          <table:table-cell table:style-name="ce1" table:formula="of:=[.E2]/41*1000" office:value-type="float" office:value="2.4390243902439" calcext:value-type="float">
            <text:p>2.4390243902439</text:p>
          </table:table-cell>
          <table:table-cell table:style-name="ce1" table:formula="of:=24+273" office:value-type="float" office:value="297" calcext:value-type="float">
            <text:p>29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[.H2]+[.F2]" office:value-type="float" office:value="1338.9512195122" calcext:value-type="float">
            <text:p>1338.9512195122</text:p>
          </table:table-cell>
          <table:table-cell table:style-name="ce4" table:formula="of:=[.I2] + [.G2]" office:value-type="float" office:value="3.4390243902439" calcext:value-type="float">
            <text:p>3.4390243902439</text:p>
          </table:table-cell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7" office:value-type="float" office:value="994" calcext:value-type="float">
            <text:p>99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2.68" calcext:value-type="float">
            <text:p>42.68</text:p>
          </table:table-cell>
          <table:table-cell table:style-name="ce1" table:formula="of:=0.1" office:value-type="float" office:value="0.1" calcext:value-type="float">
            <text:p>0.1</text:p>
          </table:table-cell>
          <table:table-cell table:style-name="ce1" table:formula="of:=[.D3]/41*1000" office:value-type="float" office:value="1040.9756097561" calcext:value-type="float">
            <text:p>1040.9756097561</text:p>
          </table:table-cell>
          <table:table-cell table:style-name="ce1" table:formula="of:=[.E3]/41*1000" office:value-type="float" office:value="2.4390243902439" calcext:value-type="float">
            <text:p>2.4390243902439</text:p>
          </table:table-cell>
          <table:table-cell table:style-name="ce1" table:formula="of:=24+273" office:value-type="float" office:value="297" calcext:value-type="float">
            <text:p>29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[.H3]+[.F3]" office:value-type="float" office:value="1337.9756097561" calcext:value-type="float">
            <text:p>1337.9756097561</text:p>
          </table:table-cell>
          <table:table-cell table:style-name="ce4" table:formula="of:=[.I3] + [.G3]" office:value-type="float" office:value="3.4390243902439" calcext:value-type="float">
            <text:p>3.4390243902439</text:p>
          </table:table-cell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7" office:value-type="float" office:value="1007" calcext:value-type="float">
            <text:p>100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2.7" calcext:value-type="float">
            <text:p>42.7</text:p>
          </table:table-cell>
          <table:table-cell table:style-name="ce1" table:formula="of:=0.1" office:value-type="float" office:value="0.1" calcext:value-type="float">
            <text:p>0.1</text:p>
          </table:table-cell>
          <table:table-cell table:style-name="ce1" table:formula="of:=[.D4]/41*1000" office:value-type="float" office:value="1041.46341463415" calcext:value-type="float">
            <text:p>1041.46341463415</text:p>
          </table:table-cell>
          <table:table-cell table:style-name="ce1" table:formula="of:=[.E4]/41*1000" office:value-type="float" office:value="2.4390243902439" calcext:value-type="float">
            <text:p>2.4390243902439</text:p>
          </table:table-cell>
          <table:table-cell table:style-name="ce1" table:formula="of:=24+273" office:value-type="float" office:value="297" calcext:value-type="float">
            <text:p>29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[.H4]+[.F4]" office:value-type="float" office:value="1338.46341463415" calcext:value-type="float">
            <text:p>1338.46341463415</text:p>
          </table:table-cell>
          <table:table-cell table:style-name="ce4" table:formula="of:=[.I4] + [.G4]" office:value-type="float" office:value="3.4390243902439" calcext:value-type="float">
            <text:p>3.4390243902439</text:p>
          </table:table-cell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7" office:value-type="float" office:value="998" calcext:value-type="float">
            <text:p>99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2.56" calcext:value-type="float">
            <text:p>42.56</text:p>
          </table:table-cell>
          <table:table-cell table:style-name="ce1" table:formula="of:=0.1" office:value-type="float" office:value="0.1" calcext:value-type="float">
            <text:p>0.1</text:p>
          </table:table-cell>
          <table:table-cell table:style-name="ce1" table:formula="of:=[.D5]/41*1000" office:value-type="float" office:value="1038.04878048781" calcext:value-type="float">
            <text:p>1038.04878048781</text:p>
          </table:table-cell>
          <table:table-cell table:style-name="ce1" table:formula="of:=[.E5]/41*1000" office:value-type="float" office:value="2.4390243902439" calcext:value-type="float">
            <text:p>2.4390243902439</text:p>
          </table:table-cell>
          <table:table-cell table:style-name="ce1" table:formula="of:=24+273" office:value-type="float" office:value="297" calcext:value-type="float">
            <text:p>29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[.H5]+[.F5]" office:value-type="float" office:value="1335.0487804878" calcext:value-type="float">
            <text:p>1335.0487804878</text:p>
          </table:table-cell>
          <table:table-cell table:style-name="ce4" table:formula="of:=[.I5] + [.G5]" office:value-type="float" office:value="3.4390243902439" calcext:value-type="float">
            <text:p>3.4390243902439</text:p>
          </table:table-cell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3"/>
          <table:table-cell table:style-name="ce1" table:number-columns-repeated="5"/>
          <table:table-cell table:style-name="ce4" office:value-type="string" calcext:value-type="string">
            <text:p>avg</text:p>
          </table:table-cell>
          <table:table-cell table:style-name="ce4"/>
          <table:table-cell table:style-name="ce1" table:number-columns-repeated="2"/>
          <table:table-cell table:style-name="ce1">
            <draw:frame table:end-cell-address="Blackbody.O23" table:end-x="0.8583in" table:end-y="0.1441in" draw:z-index="0" draw:name="Chart 1" draw:style-name="gr1" draw:text-style-name="P1" svg:width="1.7969in" svg:height="3.8114in" svg:x="0.1748in" svg:y="0.0118in">
              <draw:object draw:notify-on-update-of-ranges="Blackbody.H8:Blackbody.H8 Blackbody.H9:Blackbody.H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2"/>
          <table:table-cell table:number-columns-repeated="994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/>
            <text:p/>
          </table:table-cell>
          <table:table-cell table:style-name="ce1" table:number-columns-repeated="5"/>
          <table:table-cell table:style-name="ce4" table:number-columns-repeated="2"/>
          <table:table-cell table:style-name="ce1" table:number-columns-repeated="15"/>
          <table:table-cell table:number-columns-repeated="994"/>
        </table:table-row>
        <table:table-row table:style-name="ro3">
          <table:table-cell table:style-name="ce1" office:value-type="string" calcext:value-type="string">
            <text:p>Brightness temperature</text:p>
          </table:table-cell>
          <table:table-cell table:style-name="ce1" office:value-type="string" calcext:value-type="string">
            <text:p>Kinetic temperature</text:p>
          </table:table-cell>
          <table:table-cell table:style-name="ce1" office:value-type="string" calcext:value-type="string">
            <text:p>Log T</text:p>
          </table:table-cell>
          <table:table-cell table:style-name="ce1" office:value-type="string" calcext:value-type="string">
            <text:p>U, V</text:p>
          </table:table-cell>
          <table:table-cell/>
          <table:table-cell table:style-name="ce1" office:value-type="string" calcext:value-type="string">
            <text:p>I, mA</text:p>
          </table:table-cell>
          <table:table-cell table:style-name="ce1"/>
          <table:table-cell table:style-name="ce1" office:value-type="string" calcext:value-type="string">
            <text:p>Power on the lamp</text:p>
          </table:table-cell>
          <table:table-cell table:style-name="ce1"/>
          <table:table-cell table:style-name="ce4" office:value-type="string" calcext:value-type="string">
            <text:p>Log P</text:p>
          </table:table-cell>
          <table:table-cell table:style-name="ce4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float" office:value="940" calcext:value-type="float">
            <text:p>940</text:p>
          </table:table-cell>
          <table:table-cell table:style-name="ce3" table:formula="of:=1.04873788595898*[.A9] -33.3003577867909" office:value-type="float" office:value="952.51325501465" calcext:value-type="float">
            <text:p>952.51325501465</text:p>
          </table:table-cell>
          <table:table-cell table:style-name="ce3" table:formula="of:=LOG([.B9];EXP(1))" office:value-type="float" office:value="6.85910402292991" calcext:value-type="float">
            <text:p>6.85910402292991</text:p>
          </table:table-cell>
          <table:table-cell table:style-name="ce3" office:value-type="float" office:value="1.697" calcext:value-type="float">
            <text:p>1.697</text:p>
          </table:table-cell>
          <table:table-cell/>
          <table:table-cell table:style-name="ce1" office:value-type="float" office:value="0.514" calcext:value-type="float">
            <text:p>0.514</text:p>
          </table:table-cell>
          <table:table-cell table:style-name="ce1"/>
          <table:table-cell table:style-name="ce1" table:formula="of:=[.D9]*[.F9]" office:value-type="float" office:value="0.872258" calcext:value-type="float">
            <text:p>0.872258</text:p>
          </table:table-cell>
          <table:table-cell table:style-name="ce1"/>
          <table:table-cell table:style-name="ce4" table:formula="of:=LOG([.H9];EXP(1))" office:value-type="float" office:value="-0.136670027274883" calcext:value-type="float">
            <text:p>-0.136670027274883</text:p>
          </table:table-cell>
          <table:table-cell table:style-name="ce4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float" office:value="1040" calcext:value-type="float">
            <text:p>1040</text:p>
          </table:table-cell>
          <table:table-cell table:style-name="ce3" table:formula="of:=1.04873788595898*[.A10] -33.3003577867909" office:value-type="float" office:value="1057.38704361055" calcext:value-type="float">
            <text:p>1057.38704361055</text:p>
          </table:table-cell>
          <table:table-cell table:style-name="ce3" table:formula="of:=LOG([.B10];EXP(1))" office:value-type="float" office:value="6.96355609066268" calcext:value-type="float">
            <text:p>6.96355609066268</text:p>
          </table:table-cell>
          <table:table-cell table:style-name="ce1" office:value-type="float" office:value="2.355" calcext:value-type="float">
            <text:p>2.355</text:p>
          </table:table-cell>
          <table:table-cell/>
          <table:table-cell table:style-name="ce1" office:value-type="float" office:value="0.585" calcext:value-type="float">
            <text:p>0.585</text:p>
          </table:table-cell>
          <table:table-cell table:style-name="ce1"/>
          <table:table-cell table:style-name="ce1" table:formula="of:=[.D10]*[.F10]" office:value-type="float" office:value="1.377675" calcext:value-type="float">
            <text:p>1.377675</text:p>
          </table:table-cell>
          <table:table-cell table:style-name="ce1"/>
          <table:table-cell table:style-name="ce4" table:formula="of:=LOG([.H10];EXP(1))" office:value-type="float" office:value="0.3203972957181" calcext:value-type="float">
            <text:p>0.3203972957181</text:p>
          </table:table-cell>
          <table:table-cell table:style-name="ce4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float" office:value="1140" calcext:value-type="float">
            <text:p>1140</text:p>
          </table:table-cell>
          <table:table-cell table:style-name="ce3" table:formula="of:=1.04873788595898*[.A11] -33.3003577867909" office:value-type="float" office:value="1162.26083220645" calcext:value-type="float">
            <text:p>1162.26083220645</text:p>
          </table:table-cell>
          <table:table-cell table:style-name="ce3" table:formula="of:=LOG([.B11];EXP(1))" office:value-type="float" office:value="7.05812238055862" calcext:value-type="float">
            <text:p>7.05812238055862</text:p>
          </table:table-cell>
          <table:table-cell table:style-name="ce1" office:value-type="float" office:value="2.889" calcext:value-type="float">
            <text:p>2.889</text:p>
          </table:table-cell>
          <table:table-cell table:style-name="ce1"/>
          <table:table-cell table:style-name="ce1" office:value-type="float" office:value="0.636" calcext:value-type="float">
            <text:p>0.636</text:p>
          </table:table-cell>
          <table:table-cell table:style-name="ce1"/>
          <table:table-cell table:style-name="ce1" table:formula="of:=[.D11]*[.F11]" office:value-type="float" office:value="1.837404" calcext:value-type="float">
            <text:p>1.837404</text:p>
          </table:table-cell>
          <table:table-cell table:style-name="ce1"/>
          <table:table-cell table:style-name="ce4" table:formula="of:=LOG([.H11];EXP(1))" office:value-type="float" office:value="0.608353705842083" calcext:value-type="float">
            <text:p>0.608353705842083</text:p>
          </table:table-cell>
          <table:table-cell table:style-name="ce4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float" office:value="1140" calcext:value-type="float">
            <text:p>1140</text:p>
          </table:table-cell>
          <table:table-cell table:style-name="ce3" table:formula="of:=1.04873788595898*[.A12] -33.3003577867909" office:value-type="float" office:value="1162.26083220645" calcext:value-type="float">
            <text:p>1162.26083220645</text:p>
          </table:table-cell>
          <table:table-cell table:style-name="ce3" table:formula="of:=LOG([.B12];EXP(1))" office:value-type="float" office:value="7.05812238055862" calcext:value-type="float">
            <text:p>7.05812238055862</text:p>
          </table:table-cell>
          <table:table-cell table:style-name="ce1" office:value-type="float" office:value="2.556" calcext:value-type="float">
            <text:p>2.556</text:p>
          </table:table-cell>
          <table:table-cell table:style-name="ce1"/>
          <table:table-cell table:style-name="ce1" office:value-type="float" office:value="0.605" calcext:value-type="float">
            <text:p>0.605</text:p>
          </table:table-cell>
          <table:table-cell table:style-name="ce1"/>
          <table:table-cell table:style-name="ce1" table:formula="of:=[.D12]*[.F12]" office:value-type="float" office:value="1.54638" calcext:value-type="float">
            <text:p>1.54638</text:p>
          </table:table-cell>
          <table:table-cell table:style-name="ce1"/>
          <table:table-cell table:style-name="ce4" table:formula="of:=LOG([.H12];EXP(1))" office:value-type="float" office:value="0.435916715563993" calcext:value-type="float">
            <text:p>0.435916715563993</text:p>
          </table:table-cell>
          <table:table-cell table:style-name="ce4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float" office:value="1240" calcext:value-type="float">
            <text:p>1240</text:p>
          </table:table-cell>
          <table:table-cell table:style-name="ce3" table:formula="of:=1.04873788595898*[.A13] -33.3003577867909" office:value-type="float" office:value="1267.13462080234" calcext:value-type="float">
            <text:p>1267.13462080234</text:p>
          </table:table-cell>
          <table:table-cell table:style-name="ce3" table:formula="of:=LOG([.B13];EXP(1))" office:value-type="float" office:value="7.14451342629668" calcext:value-type="float">
            <text:p>7.14451342629668</text:p>
          </table:table-cell>
          <table:table-cell table:style-name="ce1" office:value-type="float" office:value="4.901" calcext:value-type="float">
            <text:p>4.901</text:p>
          </table:table-cell>
          <table:table-cell table:style-name="ce1"/>
          <table:table-cell table:style-name="ce1" office:value-type="float" office:value="0.811" calcext:value-type="float">
            <text:p>0.811</text:p>
          </table:table-cell>
          <table:table-cell table:style-name="ce1"/>
          <table:table-cell table:style-name="ce1" table:formula="of:=[.D13]*[.F13]" office:value-type="float" office:value="3.974711" calcext:value-type="float">
            <text:p>3.974711</text:p>
          </table:table-cell>
          <table:table-cell table:style-name="ce1"/>
          <table:table-cell table:style-name="ce4" table:formula="of:=LOG([.H13];EXP(1))" office:value-type="float" office:value="1.37995204106069" calcext:value-type="float">
            <text:p>1.37995204106069</text:p>
          </table:table-cell>
          <table:table-cell table:style-name="ce4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float" office:value="1340" calcext:value-type="float">
            <text:p>1340</text:p>
          </table:table-cell>
          <table:table-cell table:style-name="ce3" table:formula="of:=1.04873788595898*[.A14] -33.3003577867909" office:value-type="float" office:value="1372.00840939824" calcext:value-type="float">
            <text:p>1372.00840939824</text:p>
          </table:table-cell>
          <table:table-cell table:style-name="ce3" table:formula="of:=LOG([.B14];EXP(1))" office:value-type="float" office:value="7.22403093756606" calcext:value-type="float">
            <text:p>7.22403093756606</text:p>
          </table:table-cell>
          <table:table-cell table:style-name="ce1" office:value-type="float" office:value="3.893" calcext:value-type="float">
            <text:p>3.893</text:p>
          </table:table-cell>
          <table:table-cell table:style-name="ce1"/>
          <table:table-cell table:style-name="ce1" office:value-type="float" office:value="0.727" calcext:value-type="float">
            <text:p>0.727</text:p>
          </table:table-cell>
          <table:table-cell table:style-name="ce1"/>
          <table:table-cell table:style-name="ce1" table:formula="of:=[.D14]*[.F14]" office:value-type="float" office:value="2.830211" calcext:value-type="float">
            <text:p>2.830211</text:p>
          </table:table-cell>
          <table:table-cell table:style-name="ce1"/>
          <table:table-cell table:style-name="ce4" table:formula="of:=LOG([.H14];EXP(1))" office:value-type="float" office:value="1.0403512671797" calcext:value-type="float">
            <text:p>1.0403512671797</text:p>
          </table:table-cell>
          <table:table-cell table:style-name="ce4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float" office:value="1450" calcext:value-type="float">
            <text:p>1450</text:p>
          </table:table-cell>
          <table:table-cell table:style-name="ce3" table:formula="of:=1.04873788595898*[.A15] -33.3003577867909" office:value-type="float" office:value="1487.36957685373" calcext:value-type="float">
            <text:p>1487.36957685373</text:p>
          </table:table-cell>
          <table:table-cell table:style-name="ce3" table:formula="of:=LOG([.B15];EXP(1))" office:value-type="float" office:value="7.30476445414966" calcext:value-type="float">
            <text:p>7.30476445414966</text:p>
          </table:table-cell>
          <table:table-cell table:style-name="ce1" office:value-type="float" office:value="7.712" calcext:value-type="float">
            <text:p>7.712</text:p>
          </table:table-cell>
          <table:table-cell table:style-name="ce1"/>
          <table:table-cell table:style-name="ce1" office:value-type="float" office:value="1.014" calcext:value-type="float">
            <text:p>1.014</text:p>
          </table:table-cell>
          <table:table-cell table:style-name="ce1"/>
          <table:table-cell table:style-name="ce1" table:formula="of:=[.D15]*[.F15]" office:value-type="float" office:value="7.819968" calcext:value-type="float">
            <text:p>7.819968</text:p>
          </table:table-cell>
          <table:table-cell table:style-name="ce1"/>
          <table:table-cell table:style-name="ce4" table:formula="of:=LOG([.H15];EXP(1))" office:value-type="float" office:value="2.05668046247724" calcext:value-type="float">
            <text:p>2.05668046247724</text:p>
          </table:table-cell>
          <table:table-cell table:style-name="ce4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float" office:value="1550" calcext:value-type="float">
            <text:p>1550</text:p>
          </table:table-cell>
          <table:table-cell table:style-name="ce3" table:formula="of:=1.04873788595898*[.A16] -33.3003577867909" office:value-type="float" office:value="1592.24336544963" calcext:value-type="float">
            <text:p>1592.24336544963</text:p>
          </table:table-cell>
          <table:table-cell table:style-name="ce3" table:formula="of:=LOG([.B16];EXP(1))" office:value-type="float" office:value="7.37289922246599" calcext:value-type="float">
            <text:p>7.37289922246599</text:p>
          </table:table-cell>
          <table:table-cell table:style-name="ce1" office:value-type="float" office:value="8.52" calcext:value-type="float">
            <text:p>8.52</text:p>
          </table:table-cell>
          <table:table-cell table:style-name="ce1"/>
          <table:table-cell table:style-name="ce1" office:value-type="float" office:value="1.066" calcext:value-type="float">
            <text:p>1.066</text:p>
          </table:table-cell>
          <table:table-cell table:style-name="ce1"/>
          <table:table-cell table:style-name="ce1" table:formula="of:=[.D16]*[.F16]" office:value-type="float" office:value="9.08232" calcext:value-type="float">
            <text:p>9.08232</text:p>
          </table:table-cell>
          <table:table-cell table:style-name="ce1"/>
          <table:table-cell table:style-name="ce4" table:formula="of:=LOG([.H16];EXP(1))" office:value-type="float" office:value="2.20632966658488" calcext:value-type="float">
            <text:p>2.20632966658488</text:p>
          </table:table-cell>
          <table:table-cell table:style-name="ce4"/>
          <table:table-cell table:style-name="ce1" table:number-columns-repeated="15"/>
          <table:table-cell table:number-columns-repeated="994"/>
        </table:table-row>
        <table:table-row table:style-name="ro4">
          <table:table-cell table:style-name="ce1" table:number-columns-repeated="9"/>
          <table:table-cell table:style-name="ce4" table:number-columns-repeated="2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table:number-columns-repeated="2"/>
          <table:table-cell table:style-name="ce1" table:formula="of:=(2.206329667+0.1366700273)/(7.38255508-6.857271374)" office:value-type="float" office:value="4.46044616944581" calcext:value-type="float">
            <text:p>4.46044616944581</text:p>
          </table:table-cell>
          <table:table-cell table:style-name="ce1" table:number-columns-repeated="6"/>
          <table:table-cell table:style-name="ce4" table:number-columns-repeated="2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string" calcext:value-type="string">
            <text:p>Neon</text:p>
          </table:table-cell>
          <table:table-cell table:style-name="ce1"/>
          <table:table-cell table:style-name="ce1" table:formula="of:=(2.206329667+0.1366700273)/(7.54-7.109)" office:value-type="float" office:value="5.4361941863109" calcext:value-type="float">
            <text:p>5.4361941863109</text:p>
          </table:table-cell>
          <table:table-cell table:style-name="ce1" table:number-columns-repeated="6"/>
          <table:table-cell table:style-name="ce4" table:number-columns-repeated="2"/>
          <table:table-cell table:style-name="ce1" table:number-columns-repeated="15"/>
          <table:table-cell table:number-columns-repeated="994"/>
        </table:table-row>
        <table:table-row table:style-name="ro2">
          <table:table-cell table:style-name="ce1" office:value-type="float" office:value="910" calcext:value-type="float">
            <text:p>910</text:p>
          </table:table-cell>
          <table:table-cell table:style-name="ce1" table:number-columns-repeated="4"/>
          <table:table-cell table:style-name="ce1">
            <draw:frame table:end-cell-address="Blackbody.L40" table:end-x="0.4142in" table:end-y="0.0449in" draw:z-index="1" draw:name="Chart 2" draw:style-name="gr1" draw:text-style-name="P1" svg:width="6.25in" svg:height="3.865in" svg:x="0.8433in" svg:y="0.0181in">
              <draw:object draw:notify-on-update-of-ranges="Blackbody.C9:Blackbody.C16 Blackbody.J9:Blackbody.J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20"/>
          <table:table-cell table:number-columns-repeated="994"/>
        </table:table-row>
        <table:table-row table:style-name="ro4" table:number-rows-repeated="980">
          <table:table-cell table:style-name="ce1" table:number-columns-repeated="26"/>
          <table:table-cell table:number-columns-repeated="994"/>
        </table:table-row>
        <table:table-row table:style-name="ro5" table:number-rows-repeated="1047575">
          <table:table-cell table:number-columns-repeated="1020"/>
        </table:table-row>
        <table:table-row table:style-name="ro6">
          <table:table-cell table:number-columns-repeated="1020"/>
        </table:table-row>
      </table:table>
      <table:table table:name="Lamp" table:style-name="ta2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number-columns-repeated="2" table:default-cell-style-name="ce4"/>
        <table:table-column table:style-name="co2" table:default-cell-style-name="ce1"/>
        <table:table-row table:style-name="ro7">
          <table:table-cell office:value-type="string" calcext:value-type="string">
            <text:p>Brightness T</text:p>
          </table:table-cell>
          <table:table-cell office:value-type="string" calcext:value-type="string">
            <text:p>Real T</text:p>
          </table:table-cell>
          <table:table-cell office:value-type="string" calcext:value-type="string">
            <text:p>Brightness temperature</text:p>
          </table:table-cell>
          <table:table-cell office:value-type="string" calcext:value-type="string">
            <text:p>Kinetic temperature</text:p>
          </table:table-cell>
          <table:table-cell office:value-type="string" calcext:value-type="string">
            <text:p>Log T</text:p>
          </table:table-cell>
          <table:table-cell/>
          <table:table-cell office:value-type="string" calcext:value-type="string">
            <text:p>U, V</text:p>
          </table:table-cell>
          <table:table-cell office:value-type="string" calcext:value-type="string">
            <text:p>Err U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Err I</text:p>
          </table:table-cell>
          <table:table-cell office:value-type="string" calcext:value-type="string">
            <text:p>Power on the lamp</text:p>
          </table:table-cell>
          <table:table-cell office:value-type="string" calcext:value-type="string">
            <text:p>Err P</text:p>
          </table:table-cell>
          <table:table-cell office:value-type="string" calcext:value-type="string">
            <text:p>Log P</text:p>
          </table:table-cell>
          <table:table-cell office:value-type="string" calcext:value-type="string">
            <text:p>Err Log P</text:p>
          </table:table-cell>
          <table:table-cell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2050" calcext:value-type="float">
            <text:p>2050</text:p>
          </table:table-cell>
          <table:table-cell table:formula="of:=940+273" office:value-type="float" office:value="1213" calcext:value-type="float">
            <text:p>1213</text:p>
          </table:table-cell>
          <table:table-cell table:style-name="ce3" table:formula="of:=1.04800554977454*[.C2] -19.8480749219562" office:value-type="float" office:value="1251.38265695456" calcext:value-type="float">
            <text:p>1251.38265695456</text:p>
          </table:table-cell>
          <table:table-cell table:style-name="ce3" table:formula="of:=LOG([.D2];EXP(1))" office:value-type="float" office:value="7.13200434455386" calcext:value-type="float">
            <text:p>7.13200434455386</text:p>
          </table:table-cell>
          <table:table-cell table:style-name="ce3" table:formula="of:=70/[.D2]" office:value-type="float" office:value="0.055938125409502" calcext:value-type="float">
            <text:p>0.055938125409502</text:p>
          </table:table-cell>
          <table:table-cell table:style-name="ce3" office:value-type="float" office:value="1.697" calcext:value-type="float">
            <text:p>1.697</text:p>
          </table:table-cell>
          <table:table-cell table:formula="of:=0.03*[.G2]" office:value-type="float" office:value="0.05091" calcext:value-type="float">
            <text:p>0.05091</text:p>
          </table:table-cell>
          <table:table-cell office:value-type="float" office:value="0.514" calcext:value-type="float">
            <text:p>0.514</text:p>
          </table:table-cell>
          <table:table-cell table:formula="of:=0.03*[.I2]" office:value-type="float" office:value="0.01542" calcext:value-type="float">
            <text:p>0.01542</text:p>
          </table:table-cell>
          <table:table-cell table:formula="of:=[.G2]*[.I2]" office:value-type="float" office:value="0.872258" calcext:value-type="float">
            <text:p>0.872258</text:p>
          </table:table-cell>
          <table:table-cell table:formula="of:=([.J2]/[.I2] + [.H2]/[.G2])*[.K2]" office:value-type="float" office:value="0.05233548" calcext:value-type="float">
            <text:p>0.05233548</text:p>
          </table:table-cell>
          <table:table-cell table:formula="of:=LOG([.K2];EXP(1))" office:value-type="float" office:value="-0.136670027274883" calcext:value-type="float">
            <text:p>-0.136670027274883</text:p>
          </table:table-cell>
          <table:table-cell table:formula="of:=[.L2]/[.K2]" office:value-type="float" office:value="0.06" calcext:value-type="float">
            <text:p>0.06</text:p>
          </table:table-cell>
          <table:table-cell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1770" calcext:value-type="float">
            <text:p>1770</text:p>
          </table:table-cell>
          <table:table-cell table:formula="of:=1040+273" office:value-type="float" office:value="1313" calcext:value-type="float">
            <text:p>1313</text:p>
          </table:table-cell>
          <table:table-cell table:style-name="ce3" table:formula="of:=1.04800554977454*[.C3] -19.8480749219562" office:value-type="float" office:value="1356.18321193201" calcext:value-type="float">
            <text:p>1356.18321193201</text:p>
          </table:table-cell>
          <table:table-cell table:style-name="ce3" table:formula="of:=LOG([.D3];EXP(1))" office:value-type="float" office:value="7.21242957141779" calcext:value-type="float">
            <text:p>7.21242957141779</text:p>
          </table:table-cell>
          <table:table-cell table:style-name="ce3" table:formula="of:=70/[.D3]" office:value-type="float" office:value="0.0516154450107653" calcext:value-type="float">
            <text:p>0.051615445010765</text:p>
          </table:table-cell>
          <table:table-cell office:value-type="float" office:value="2.355" calcext:value-type="float">
            <text:p>2.355</text:p>
          </table:table-cell>
          <table:table-cell table:formula="of:=0.03*[.G3]" office:value-type="float" office:value="0.07065" calcext:value-type="float">
            <text:p>0.07065</text:p>
          </table:table-cell>
          <table:table-cell office:value-type="float" office:value="0.585" calcext:value-type="float">
            <text:p>0.585</text:p>
          </table:table-cell>
          <table:table-cell table:formula="of:=0.03*[.I3]" office:value-type="float" office:value="0.01755" calcext:value-type="float">
            <text:p>0.01755</text:p>
          </table:table-cell>
          <table:table-cell table:formula="of:=[.G3]*[.I3]" office:value-type="float" office:value="1.377675" calcext:value-type="float">
            <text:p>1.377675</text:p>
          </table:table-cell>
          <table:table-cell table:formula="of:=([.J3]/[.I3] + [.H3]/[.G3])*[.K3]" office:value-type="float" office:value="0.0826605" calcext:value-type="float">
            <text:p>0.0826605</text:p>
          </table:table-cell>
          <table:table-cell table:formula="of:=LOG([.K3];EXP(1))" office:value-type="float" office:value="0.3203972957181" calcext:value-type="float">
            <text:p>0.3203972957181</text:p>
          </table:table-cell>
          <table:table-cell table:formula="of:=[.L3]/[.K3]" office:value-type="float" office:value="0.06" calcext:value-type="float">
            <text:p>0.06</text:p>
          </table:table-cell>
          <table:table-cell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table:formula="of:=273+1140" office:value-type="float" office:value="1413" calcext:value-type="float">
            <text:p>1413</text:p>
          </table:table-cell>
          <table:table-cell table:style-name="ce3" table:formula="of:=1.04800554977454*[.C4] -19.8480749219562" office:value-type="float" office:value="1460.98376690947" calcext:value-type="float">
            <text:p>1460.98376690947</text:p>
          </table:table-cell>
          <table:table-cell table:style-name="ce3" table:formula="of:=LOG([.D4];EXP(1))" office:value-type="float" office:value="7.28686530074405" calcext:value-type="float">
            <text:p>7.28686530074405</text:p>
          </table:table-cell>
          <table:table-cell table:style-name="ce3" table:formula="of:=70/[.D4]" office:value-type="float" office:value="0.0479129211326395" calcext:value-type="float">
            <text:p>0.04791292113264</text:p>
          </table:table-cell>
          <table:table-cell office:value-type="float" office:value="2.889" calcext:value-type="float">
            <text:p>2.889</text:p>
          </table:table-cell>
          <table:table-cell table:formula="of:=0.03*[.G4]" office:value-type="float" office:value="0.08667" calcext:value-type="float">
            <text:p>0.08667</text:p>
          </table:table-cell>
          <table:table-cell office:value-type="float" office:value="0.636" calcext:value-type="float">
            <text:p>0.636</text:p>
          </table:table-cell>
          <table:table-cell table:formula="of:=0.03*[.I4]" office:value-type="float" office:value="0.01908" calcext:value-type="float">
            <text:p>0.01908</text:p>
          </table:table-cell>
          <table:table-cell table:formula="of:=[.G4]*[.I4]" office:value-type="float" office:value="1.837404" calcext:value-type="float">
            <text:p>1.837404</text:p>
          </table:table-cell>
          <table:table-cell table:formula="of:=([.J4]/[.I4] + [.H4]/[.G4])*[.K4]" office:value-type="float" office:value="0.11024424" calcext:value-type="float">
            <text:p>0.11024424</text:p>
          </table:table-cell>
          <table:table-cell table:formula="of:=LOG([.K4];EXP(1))" office:value-type="float" office:value="0.608353705842083" calcext:value-type="float">
            <text:p>0.608353705842083</text:p>
          </table:table-cell>
          <table:table-cell table:formula="of:=[.L4]/[.K4]" office:value-type="float" office:value="0.06" calcext:value-type="float">
            <text:p>0.06</text:p>
          </table:table-cell>
          <table:table-cell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table:formula="of:=273+1140" office:value-type="float" office:value="1413" calcext:value-type="float">
            <text:p>1413</text:p>
          </table:table-cell>
          <table:table-cell table:style-name="ce3" table:formula="of:=1.04800554977454*[.C5] -19.8480749219562" office:value-type="float" office:value="1460.98376690947" calcext:value-type="float">
            <text:p>1460.98376690947</text:p>
          </table:table-cell>
          <table:table-cell table:style-name="ce3" table:formula="of:=LOG([.D5];EXP(1))" office:value-type="float" office:value="7.28686530074405" calcext:value-type="float">
            <text:p>7.28686530074405</text:p>
          </table:table-cell>
          <table:table-cell table:style-name="ce3" table:formula="of:=70/[.D5]" office:value-type="float" office:value="0.0479129211326395" calcext:value-type="float">
            <text:p>0.04791292113264</text:p>
          </table:table-cell>
          <table:table-cell office:value-type="float" office:value="2.556" calcext:value-type="float">
            <text:p>2.556</text:p>
          </table:table-cell>
          <table:table-cell table:formula="of:=0.03*[.G5]" office:value-type="float" office:value="0.07668" calcext:value-type="float">
            <text:p>0.07668</text:p>
          </table:table-cell>
          <table:table-cell office:value-type="float" office:value="0.605" calcext:value-type="float">
            <text:p>0.605</text:p>
          </table:table-cell>
          <table:table-cell table:formula="of:=0.03*[.I5]" office:value-type="float" office:value="0.01815" calcext:value-type="float">
            <text:p>0.01815</text:p>
          </table:table-cell>
          <table:table-cell table:formula="of:=[.G5]*[.I5]" office:value-type="float" office:value="1.54638" calcext:value-type="float">
            <text:p>1.54638</text:p>
          </table:table-cell>
          <table:table-cell table:formula="of:=([.J5]/[.I5] + [.H5]/[.G5])*[.K5]" office:value-type="float" office:value="0.0927828" calcext:value-type="float">
            <text:p>0.0927828</text:p>
          </table:table-cell>
          <table:table-cell table:formula="of:=LOG([.K5];EXP(1))" office:value-type="float" office:value="0.435916715563993" calcext:value-type="float">
            <text:p>0.435916715563993</text:p>
          </table:table-cell>
          <table:table-cell table:formula="of:=[.L5]/[.K5]" office:value-type="float" office:value="0.06" calcext:value-type="float">
            <text:p>0.06</text:p>
          </table:table-cell>
          <table:table-cell>
            <draw:frame table:end-cell-address="Lamp.Q26" table:end-x="0.6819in" table:end-y="0.0886in" draw:z-index="0" draw:name="Chart 1_0" draw:style-name="gr1" draw:text-style-name="P1" svg:width="1.7969in" svg:height="3.8114in" svg:x="0.6634in" svg:y="0.0102in">
              <draw:object draw:notify-on-update-of-ranges="Blackbody.H8:Blackbody.H8 Blackbody.H9:Blackbody.H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240" calcext:value-type="float">
            <text:p>1240</text:p>
          </table:table-cell>
          <table:table-cell table:formula="of:=273+1240" office:value-type="float" office:value="1513" calcext:value-type="float">
            <text:p>1513</text:p>
          </table:table-cell>
          <table:table-cell table:style-name="ce3" table:formula="of:=1.04800554977454*[.C6] -19.8480749219562" office:value-type="float" office:value="1565.78432188692" calcext:value-type="float">
            <text:p>1565.78432188692</text:p>
          </table:table-cell>
          <table:table-cell table:style-name="ce3" table:formula="of:=LOG([.D6];EXP(1))" office:value-type="float" office:value="7.35614214157844" calcext:value-type="float">
            <text:p>7.35614214157844</text:p>
          </table:table-cell>
          <table:table-cell table:style-name="ce3" table:formula="of:=70/[.D6]" office:value-type="float" office:value="0.0447060294457689" calcext:value-type="float">
            <text:p>0.044706029445769</text:p>
          </table:table-cell>
          <table:table-cell office:value-type="float" office:value="4.901" calcext:value-type="float">
            <text:p>4.901</text:p>
          </table:table-cell>
          <table:table-cell table:formula="of:=0.03*[.G6]" office:value-type="float" office:value="0.14703" calcext:value-type="float">
            <text:p>0.14703</text:p>
          </table:table-cell>
          <table:table-cell office:value-type="float" office:value="0.811" calcext:value-type="float">
            <text:p>0.811</text:p>
          </table:table-cell>
          <table:table-cell table:formula="of:=0.03*[.I6]" office:value-type="float" office:value="0.02433" calcext:value-type="float">
            <text:p>0.02433</text:p>
          </table:table-cell>
          <table:table-cell table:formula="of:=[.G6]*[.I6]" office:value-type="float" office:value="3.974711" calcext:value-type="float">
            <text:p>3.974711</text:p>
          </table:table-cell>
          <table:table-cell table:formula="of:=([.J6]/[.I6] + [.H6]/[.G6])*[.K6]" office:value-type="float" office:value="0.23848266" calcext:value-type="float">
            <text:p>0.23848266</text:p>
          </table:table-cell>
          <table:table-cell table:formula="of:=LOG([.K6];EXP(1))" office:value-type="float" office:value="1.37995204106069" calcext:value-type="float">
            <text:p>1.37995204106069</text:p>
          </table:table-cell>
          <table:table-cell table:formula="of:=[.L6]/[.K6]" office:value-type="float" office:value="0.06" calcext:value-type="float">
            <text:p>0.06</text:p>
          </table:table-cell>
          <table:table-cell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920" calcext:value-type="float">
            <text:p>920</text:p>
          </table:table-cell>
          <table:table-cell table:formula="of:=273+1340" office:value-type="float" office:value="1613" calcext:value-type="float">
            <text:p>1613</text:p>
          </table:table-cell>
          <table:table-cell table:style-name="ce3" table:formula="of:=1.04800554977454*[.C7] -19.8480749219562" office:value-type="float" office:value="1670.58487686438" calcext:value-type="float">
            <text:p>1670.58487686438</text:p>
          </table:table-cell>
          <table:table-cell table:style-name="ce3" table:formula="of:=LOG([.D7];EXP(1))" office:value-type="float" office:value="7.4209290697634" calcext:value-type="float">
            <text:p>7.4209290697634</text:p>
          </table:table-cell>
          <table:table-cell table:style-name="ce3" table:formula="of:=70/[.D7]" office:value-type="float" office:value="0.041901492686434" calcext:value-type="float">
            <text:p>0.041901492686434</text:p>
          </table:table-cell>
          <table:table-cell office:value-type="float" office:value="4.893" calcext:value-type="float">
            <text:p>4.893</text:p>
          </table:table-cell>
          <table:table-cell table:formula="of:=0.03*[.G7]" office:value-type="float" office:value="0.14679" calcext:value-type="float">
            <text:p>0.14679</text:p>
          </table:table-cell>
          <table:table-cell office:value-type="float" office:value="0.927" calcext:value-type="float">
            <text:p>0.927</text:p>
          </table:table-cell>
          <table:table-cell table:formula="of:=0.03*[.I7]" office:value-type="float" office:value="0.02781" calcext:value-type="float">
            <text:p>0.02781</text:p>
          </table:table-cell>
          <table:table-cell table:formula="of:=[.G7]*[.I7]" office:value-type="float" office:value="4.535811" calcext:value-type="float">
            <text:p>4.535811</text:p>
          </table:table-cell>
          <table:table-cell table:formula="of:=([.J7]/[.I7] + [.H7]/[.G7])*[.K7]" office:value-type="float" office:value="0.27214866" calcext:value-type="float">
            <text:p>0.27214866</text:p>
          </table:table-cell>
          <table:table-cell table:formula="of:=LOG([.K7];EXP(1))" office:value-type="float" office:value="1.5120038988907" calcext:value-type="float">
            <text:p>1.5120038988907</text:p>
          </table:table-cell>
          <table:table-cell table:formula="of:=[.L7]/[.K7]" office:value-type="float" office:value="0.06" calcext:value-type="float">
            <text:p>0.06</text:p>
          </table:table-cell>
          <table:table-cell/>
        </table:table-row>
        <table:table-row table:style-name="ro2">
          <table:table-cell table:number-columns-repeated="2"/>
          <table:table-cell table:formula="of:=273+1450" office:value-type="float" office:value="1723" calcext:value-type="float">
            <text:p>1723</text:p>
          </table:table-cell>
          <table:table-cell table:style-name="ce3" table:formula="of:=1.04800554977454*[.C8] -19.8480749219562" office:value-type="float" office:value="1785.86548733958" calcext:value-type="float">
            <text:p>1785.86548733958</text:p>
          </table:table-cell>
          <table:table-cell table:style-name="ce3" table:formula="of:=LOG([.D8];EXP(1))" office:value-type="float" office:value="7.48765844356069" calcext:value-type="float">
            <text:p>7.48765844356069</text:p>
          </table:table-cell>
          <table:table-cell table:style-name="ce3" table:formula="of:=70/[.D8]" office:value-type="float" office:value="0.0391966811029423" calcext:value-type="float">
            <text:p>0.039196681102942</text:p>
          </table:table-cell>
          <table:table-cell office:value-type="float" office:value="7.712" calcext:value-type="float">
            <text:p>7.712</text:p>
          </table:table-cell>
          <table:table-cell table:formula="of:=0.03*[.G8]" office:value-type="float" office:value="0.23136" calcext:value-type="float">
            <text:p>0.23136</text:p>
          </table:table-cell>
          <table:table-cell office:value-type="float" office:value="1.014" calcext:value-type="float">
            <text:p>1.014</text:p>
          </table:table-cell>
          <table:table-cell table:formula="of:=0.03*[.I8]" office:value-type="float" office:value="0.03042" calcext:value-type="float">
            <text:p>0.03042</text:p>
          </table:table-cell>
          <table:table-cell table:formula="of:=[.G8]*[.I8]" office:value-type="float" office:value="7.819968" calcext:value-type="float">
            <text:p>7.819968</text:p>
          </table:table-cell>
          <table:table-cell table:formula="of:=([.J8]/[.I8] + [.H8]/[.G8])*[.K8]" office:value-type="float" office:value="0.46919808" calcext:value-type="float">
            <text:p>0.46919808</text:p>
          </table:table-cell>
          <table:table-cell table:formula="of:=LOG([.K8];EXP(1))" office:value-type="float" office:value="2.05668046247724" calcext:value-type="float">
            <text:p>2.05668046247724</text:p>
          </table:table-cell>
          <table:table-cell table:formula="of:=[.L8]/[.K8]" office:value-type="float" office:value="0.06" calcext:value-type="float">
            <text:p>0.06</text:p>
          </table:table-cell>
          <table:table-cell/>
        </table:table-row>
        <table:table-row table:style-name="ro2">
          <table:table-cell table:number-columns-repeated="2"/>
          <table:table-cell table:formula="of:=273+1550" office:value-type="float" office:value="1823" calcext:value-type="float">
            <text:p>1823</text:p>
          </table:table-cell>
          <table:table-cell table:style-name="ce3" table:formula="of:=1.04800554977454*[.C9] -19.8480749219562" office:value-type="float" office:value="1890.66604231703" calcext:value-type="float">
            <text:p>1890.66604231703</text:p>
          </table:table-cell>
          <table:table-cell table:style-name="ce3" table:formula="of:=LOG([.D9];EXP(1))" office:value-type="float" office:value="7.54468444931656" calcext:value-type="float">
            <text:p>7.54468444931656</text:p>
          </table:table-cell>
          <table:table-cell table:style-name="ce3" table:formula="of:=70/[.D9]" office:value-type="float" office:value="0.0370239896593342" calcext:value-type="float">
            <text:p>0.037023989659334</text:p>
          </table:table-cell>
          <table:table-cell office:value-type="float" office:value="8.52" calcext:value-type="float">
            <text:p>8.52</text:p>
          </table:table-cell>
          <table:table-cell table:formula="of:=0.03*[.G9]" office:value-type="float" office:value="0.2556" calcext:value-type="float">
            <text:p>0.2556</text:p>
          </table:table-cell>
          <table:table-cell office:value-type="float" office:value="1.066" calcext:value-type="float">
            <text:p>1.066</text:p>
          </table:table-cell>
          <table:table-cell table:formula="of:=0.03*[.I9]" office:value-type="float" office:value="0.03198" calcext:value-type="float">
            <text:p>0.03198</text:p>
          </table:table-cell>
          <table:table-cell table:formula="of:=[.G9]*[.I9]" office:value-type="float" office:value="9.08232" calcext:value-type="float">
            <text:p>9.08232</text:p>
          </table:table-cell>
          <table:table-cell table:formula="of:=([.J9]/[.I9] + [.H9]/[.G9])*[.K9]" office:value-type="float" office:value="0.5449392" calcext:value-type="float">
            <text:p>0.5449392</text:p>
          </table:table-cell>
          <table:table-cell table:formula="of:=LOG([.K9];EXP(1))" office:value-type="float" office:value="2.20632966658488" calcext:value-type="float">
            <text:p>2.20632966658488</text:p>
          </table:table-cell>
          <table:table-cell table:formula="of:=[.L9]/[.K9]" office:value-type="float" office:value="0.06" calcext:value-type="float">
            <text:p>0.06</text:p>
          </table:table-cell>
          <table:table-cell/>
        </table:table-row>
        <table:table-row table:style-name="ro4"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table:number-columns-repeated="4"/>
          <table:table-cell table:formula="of:=(2.206329667+0.1366700273)/(7.38255508-6.857271374)" office:value-type="float" office:value="4.46044616944581" calcext:value-type="float">
            <text:p>4.46044616944581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Neon</text:p>
          </table:table-cell>
          <table:table-cell/>
          <table:table-cell table:formula="of:=(2.206329667+0.1366700273)/(7.54-7.109)" office:value-type="float" office:value="5.4361941863109" calcext:value-type="float">
            <text:p>5.4361941863109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2">
          <table:table-cell table:number-columns-repeated="2"/>
          <table:table-cell office:value-type="float" office:value="910" calcext:value-type="float">
            <text:p>910</text:p>
          </table:table-cell>
          <table:table-cell table:number-columns-repeated="4"/>
          <table:table-cell table:style-name="ce1"/>
          <table:table-cell table:number-columns-repeated="4"/>
          <table:table-cell table:style-name="ce1" table:number-columns-repeated="2"/>
          <table:table-cell/>
        </table:table-row>
        <table:table-row table:style-name="ro4" table:number-rows-repeated="4">
          <table:table-cell table:number-columns-repeated="7"/>
          <table:table-cell table:style-name="ce1"/>
          <table:table-cell table:number-columns-repeated="4"/>
          <table:table-cell table:style-name="ce1" table:number-columns-repeated="2"/>
          <table:table-cell/>
        </table:table-row>
        <table:table-row table:style-name="ro8">
          <table:table-cell table:number-columns-repeated="2"/>
          <table:table-cell table:style-name="Default"/>
          <table:table-cell table:style-name="Default">
            <draw:frame table:end-cell-address="Lamp.L40" table:end-x="0.4823in" table:end-y="0.0252in" draw:z-index="1" draw:name="Chart 2_0" draw:style-name="gr1" draw:text-style-name="P1" svg:width="7.139in" svg:height="3.865in" svg:x="0.4547in" svg:y="0.0717in">
              <draw:object draw:notify-on-update-of-ranges="Blackbody.C9:Blackbody.C16 Blackbody.J9:Blackbody.J1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 table:style-name="Default" table:number-columns-repeated="7"/>
        </table:table-row>
      </table:table>
      <table:table table:name="Eps" table:style-name="ta2">
        <office:forms form:automatic-focus="false" form:apply-design-mode="false"/>
        <table:table-column table:style-name="co2" table:number-columns-repeated="2" table:default-cell-style-name="ce7"/>
        <table:table-column table:style-name="co2" table:default-cell-style-name="Default"/>
        <table:table-column table:style-name="co2" table:default-cell-style-name="ce7"/>
        <table:table-row table:style-name="ro8">
          <table:table-cell office:value-type="string" calcext:value-type="string">
            <text:p>T,K</text:p>
          </table:table-cell>
          <table:table-cell office:value-type="string" calcext:value-type="string">
            <text:p>eps lambda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8">
          <table:table-cell office:value-type="float" office:value="800" calcext:value-type="float">
            <text:p>800</text:p>
          </table:table-cell>
          <table:table-cell office:value-type="float" office:value="0.46" calcext:value-type="float">
            <text:p>0.46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8">
          <table:table-cell office:value-type="float" office:value="900" calcext:value-type="float">
            <text:p>900</text:p>
          </table:table-cell>
          <table:table-cell office:value-type="float" office:value="0.458" calcext:value-type="float">
            <text:p>0.458</text:p>
          </table:table-cell>
          <table:table-cell office:value-type="float" office:value="0.081" calcext:value-type="float">
            <text:p>0.081</text:p>
          </table:table-cell>
          <table:table-cell/>
        </table:table-row>
        <table:table-row table:style-name="ro8">
          <table:table-cell office:value-type="float" office:value="1000" calcext:value-type="float">
            <text:p>1000</text:p>
          </table:table-cell>
          <table:table-cell office:value-type="float" office:value="0.456" calcext:value-type="float">
            <text:p>0.456</text:p>
          </table:table-cell>
          <table:table-cell office:value-type="float" office:value="0.105" calcext:value-type="float">
            <text:p>0.105</text:p>
          </table:table-cell>
          <table:table-cell/>
        </table:table-row>
        <table:table-row table:style-name="ro8">
          <table:table-cell office:value-type="float" office:value="1100" calcext:value-type="float">
            <text:p>1100</text:p>
          </table:table-cell>
          <table:table-cell office:value-type="float" office:value="0.454" calcext:value-type="float">
            <text:p>0.454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8">
          <table:table-cell office:value-type="float" office:value="1200" calcext:value-type="float">
            <text:p>1200</text:p>
          </table:table-cell>
          <table:table-cell office:value-type="float" office:value="0.452" calcext:value-type="float">
            <text:p>0.452</text:p>
          </table:table-cell>
          <table:table-cell office:value-type="float" office:value="0.133" calcext:value-type="float">
            <text:p>0.133</text:p>
          </table:table-cell>
          <table:table-cell/>
        </table:table-row>
        <table:table-row table:style-name="ro8">
          <table:table-cell office:value-type="float" office:value="1300" calcext:value-type="float">
            <text:p>1300</text:p>
          </table:table-cell>
          <table:table-cell office:value-type="float" office:value="0.45" calcext:value-type="float">
            <text:p>0.45</text:p>
          </table:table-cell>
          <table:table-cell office:value-type="float" office:value="0.144" calcext:value-type="float">
            <text:p>0.144</text:p>
          </table:table-cell>
          <table:table-cell/>
        </table:table-row>
        <table:table-row table:style-name="ro8">
          <table:table-cell office:value-type="float" office:value="1400" calcext:value-type="float">
            <text:p>1400</text:p>
          </table:table-cell>
          <table:table-cell office:value-type="float" office:value="0.448" calcext:value-type="float">
            <text:p>0.448</text:p>
          </table:table-cell>
          <table:table-cell office:value-type="float" office:value="0.164" calcext:value-type="float">
            <text:p>0.164</text:p>
          </table:table-cell>
          <table:table-cell/>
        </table:table-row>
        <table:table-row table:style-name="ro8">
          <table:table-cell office:value-type="float" office:value="1500" calcext:value-type="float">
            <text:p>150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79" calcext:value-type="float">
            <text:p>0.179</text:p>
          </table:table-cell>
          <table:table-cell/>
        </table:table-row>
        <table:table-row table:style-name="ro8">
          <table:table-cell office:value-type="float" office:value="1600" calcext:value-type="float">
            <text:p>1600</text:p>
          </table:table-cell>
          <table:table-cell office:value-type="float" office:value="0.443" calcext:value-type="float">
            <text:p>0.443</text:p>
          </table:table-cell>
          <table:table-cell office:value-type="float" office:value="0.195" calcext:value-type="float">
            <text:p>0.195</text:p>
          </table:table-cell>
          <table:table-cell/>
        </table:table-row>
        <table:table-row table:style-name="ro8">
          <table:table-cell office:value-type="float" office:value="1700" calcext:value-type="float">
            <text:p>1700</text:p>
          </table:table-cell>
          <table:table-cell office:value-type="float" office:value="0.441" calcext:value-type="float">
            <text:p>0.441</text:p>
          </table:table-cell>
          <table:table-cell office:value-type="float" office:value="0.209" calcext:value-type="float">
            <text:p>0.209</text:p>
          </table:table-cell>
          <table:table-cell/>
        </table:table-row>
        <table:table-row table:style-name="ro8">
          <table:table-cell office:value-type="float" office:value="1800" calcext:value-type="float">
            <text:p>1800</text:p>
          </table:table-cell>
          <table:table-cell office:value-type="float" office:value="0.439" calcext:value-type="float">
            <text:p>0.439</text:p>
          </table:table-cell>
          <table:table-cell office:value-type="float" office:value="0.223" calcext:value-type="float">
            <text:p>0.223</text:p>
          </table:table-cell>
          <table:table-cell/>
        </table:table-row>
        <table:table-row table:style-name="ro8">
          <table:table-cell office:value-type="float" office:value="1900" calcext:value-type="float">
            <text:p>1900</text:p>
          </table:table-cell>
          <table:table-cell office:value-type="float" office:value="0.437" calcext:value-type="float">
            <text:p>0.437</text:p>
          </table:table-cell>
          <table:table-cell office:value-type="float" office:value="0.236" calcext:value-type="float">
            <text:p>0.236</text:p>
          </table:table-cell>
          <table:table-cell/>
        </table:table-row>
        <table:table-row table:style-name="ro8">
          <table:table-cell office:value-type="float" office:value="2000" calcext:value-type="float">
            <text:p>2000</text:p>
          </table:table-cell>
          <table:table-cell office:value-type="float" office:value="0.435" calcext:value-type="float">
            <text:p>0.435</text:p>
          </table:table-cell>
          <table:table-cell office:value-type="float" office:value="0.249" calcext:value-type="float">
            <text:p>0.2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07:28:57.665752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8T14:02:10.674033192</dc:date>
    <meta:editing-duration>P1DT3H55M47S</meta:editing-duration>
    <meta:editing-cycles>17</meta:editing-cycles>
    <meta:document-statistic meta:table-count="3" meta:cell-count="28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4.565cm" svg:height="9.682cm" xlink:href=".." xlink:type="simple" chart:class="chart:scatter" chart:style-name="ch1">
        <chart:legend chart:legend-position="end" svg:x="2.857cm" svg:y="4.145cm" style:legend-expansion="high" chart:style-name="ch2"/>
        <chart:plot-area chart:style-name="ch3" table:cell-range-address="Blackbody.H8:Blackbody.H16" chart:data-source-has-labels="row" svg:x="1.151cm" svg:y="0.193cm" svg:width="1.615cm" svg:height="9.296cm">
          <chartooo:coordinate-region svg:x="1.622cm" svg:y="0.392cm" svg:width="1.144cm" svg:height="8.58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6.334cm" chart:style-name="ch6">
              <text:p>Power on the lamp</text:p>
            </chart:title>
            <chart:grid chart:style-name="ch5" chart:class="major"/>
          </chart:axis>
          <chart:series chart:style-name="ch7" chart:values-cell-range-address="Blackbody.H9:Blackbody.H16" chart:label-cell-address="Blackbody.H8:Blackbody.H8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on the lamp</text:p>
                <draw:g>
                  <svg:desc>Blackbody.H8:Blackbody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2258">
                <text:p>0.872258</text:p>
                <draw:g>
                  <svg:desc>Blackbody.H9:Blackbody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77675">
                <text:p>1.37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37404">
                <text:p>1.837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638">
                <text:p>1.54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4711">
                <text:p>3.974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0211">
                <text:p>2.830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19968">
                <text:p>7.819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8232">
                <text:p>9.08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6cm" svg:height="9.818cm" xlink:href=".." xlink:type="simple" chart:class="chart:scatter" chart:style-name="ch1">
        <chart:legend chart:legend-position="end" svg:x="13.666cm" svg:y="4.61cm" style:legend-expansion="high" chart:style-name="ch2"/>
        <chart:plot-area chart:style-name="ch3" table:cell-range-address="Blackbody.C9:Blackbody.C16 Blackbody.J9:Blackbody.J16" svg:x="0.317cm" svg:y="0.196cm" svg:width="13.032cm" svg:height="9.426cm">
          <chartooo:coordinate-region svg:x="1cm" svg:y="0.368cm" svg:width="12.109cm" svg:height="9.0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lackbody.J9:Blackbody.J16" chart:class="chart:scatter">
            <chart:domain table:cell-range-address="Blackbody.C9:Blackbody.C1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5910402292991">
                <text:p>6.85910402292991</text:p>
                <draw:g>
                  <svg:desc>Blackbody.C9:Blackbody.C16</svg:desc>
                </draw:g>
              </table:table-cell>
              <table:table-cell office:value-type="float" office:value="-0.136670027274883">
                <text:p>-0.136670027274883</text:p>
                <draw:g>
                  <svg:desc>Blackbody.J9:Blackbody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6355609066268">
                <text:p>6.96355609066268</text:p>
              </table:table-cell>
              <table:table-cell office:value-type="float" office:value="0.3203972957181">
                <text:p>0.3203972957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5812238055862">
                <text:p>7.05812238055862</text:p>
              </table:table-cell>
              <table:table-cell office:value-type="float" office:value="0.608353705842083">
                <text:p>0.608353705842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5812238055862">
                <text:p>7.05812238055862</text:p>
              </table:table-cell>
              <table:table-cell office:value-type="float" office:value="0.435916715563993">
                <text:p>0.435916715563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4451342629668">
                <text:p>7.14451342629668</text:p>
              </table:table-cell>
              <table:table-cell office:value-type="float" office:value="1.37995204106069">
                <text:p>1.37995204106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2403093756606">
                <text:p>7.22403093756606</text:p>
              </table:table-cell>
              <table:table-cell office:value-type="float" office:value="1.0403512671797">
                <text:p>1.0403512671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0476445414966">
                <text:p>7.30476445414966</text:p>
              </table:table-cell>
              <table:table-cell office:value-type="float" office:value="2.05668046247724">
                <text:p>2.05668046247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7289922246599">
                <text:p>7.37289922246599</text:p>
              </table:table-cell>
              <table:table-cell office:value-type="float" office:value="2.20632966658488">
                <text:p>2.20632966658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4.565cm" svg:height="9.682cm" xlink:href=".." xlink:type="simple" chart:class="chart:scatter" chart:style-name="ch1">
        <chart:legend chart:legend-position="end" svg:x="2.857cm" svg:y="4.145cm" style:legend-expansion="high" chart:style-name="ch2"/>
        <chart:plot-area chart:style-name="ch3" table:cell-range-address="Blackbody.H8:Blackbody.H16" chart:data-source-has-labels="row" svg:x="1.151cm" svg:y="0.193cm" svg:width="1.615cm" svg:height="9.296cm">
          <chartooo:coordinate-region svg:x="1.622cm" svg:y="0.392cm" svg:width="1.144cm" svg:height="8.58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6.334cm" chart:style-name="ch6">
              <text:p>Power on the lamp</text:p>
            </chart:title>
            <chart:grid chart:style-name="ch5" chart:class="major"/>
          </chart:axis>
          <chart:series chart:style-name="ch7" chart:values-cell-range-address="Blackbody.H9:Blackbody.H16" chart:label-cell-address="Blackbody.H8:Blackbody.H8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on the lamp</text:p>
                <draw:g>
                  <svg:desc>Blackbody.H8:Blackbody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2258">
                <text:p>0.872258</text:p>
                <draw:g>
                  <svg:desc>Blackbody.H9:Blackbody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77675">
                <text:p>1.37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37404">
                <text:p>1.837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638">
                <text:p>1.54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4711">
                <text:p>3.974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0211">
                <text:p>2.830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19968">
                <text:p>7.819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8232">
                <text:p>9.082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6cm" svg:height="9.818cm" xlink:href=".." xlink:type="simple" chart:class="chart:scatter" chart:style-name="ch1">
        <chart:legend chart:legend-position="end" svg:x="13.666cm" svg:y="4.61cm" style:legend-expansion="high" chart:style-name="ch2"/>
        <chart:plot-area chart:style-name="ch3" table:cell-range-address="Blackbody.C9:Blackbody.C16 Blackbody.J9:Blackbody.J16" svg:x="0.317cm" svg:y="0.196cm" svg:width="13.032cm" svg:height="9.426cm">
          <chartooo:coordinate-region svg:x="1cm" svg:y="0.368cm" svg:width="12.109cm" svg:height="9.0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lackbody.J9:Blackbody.J16" chart:class="chart:scatter">
            <chart:domain table:cell-range-address="Blackbody.C9:Blackbody.C1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5910402292991">
                <text:p>6.85910402292991</text:p>
                <draw:g>
                  <svg:desc>Blackbody.C9:Blackbody.C16</svg:desc>
                </draw:g>
              </table:table-cell>
              <table:table-cell office:value-type="float" office:value="-0.136670027274883">
                <text:p>-0.136670027274883</text:p>
                <draw:g>
                  <svg:desc>Blackbody.J9:Blackbody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6355609066268">
                <text:p>6.96355609066268</text:p>
              </table:table-cell>
              <table:table-cell office:value-type="float" office:value="0.3203972957181">
                <text:p>0.3203972957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5812238055862">
                <text:p>7.05812238055862</text:p>
              </table:table-cell>
              <table:table-cell office:value-type="float" office:value="0.608353705842083">
                <text:p>0.608353705842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5812238055862">
                <text:p>7.05812238055862</text:p>
              </table:table-cell>
              <table:table-cell office:value-type="float" office:value="0.435916715563993">
                <text:p>0.435916715563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4451342629668">
                <text:p>7.14451342629668</text:p>
              </table:table-cell>
              <table:table-cell office:value-type="float" office:value="1.37995204106069">
                <text:p>1.37995204106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2403093756606">
                <text:p>7.22403093756606</text:p>
              </table:table-cell>
              <table:table-cell office:value-type="float" office:value="1.0403512671797">
                <text:p>1.0403512671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0476445414966">
                <text:p>7.30476445414966</text:p>
              </table:table-cell>
              <table:table-cell office:value-type="float" office:value="2.05668046247724">
                <text:p>2.05668046247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7289922246599">
                <text:p>7.37289922246599</text:p>
              </table:table-cell>
              <table:table-cell office:value-type="float" office:value="2.20632966658488">
                <text:p>2.20632966658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